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5653" officeooo:paragraph-rsid="00115653"/>
    </style:style>
    <style:style style:name="T1" style:family="text">
      <style:text-properties officeooo:rsid="0012f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nneth Adair</text:p>
      <text:p text:style-name="P1">Pseudocode for HTTP Server Document</text:p>
      <text:p text:style-name="P1"/>
      <text:p text:style-name="P1">Goals:</text:p>
      <text:p text:style-name="P1">Client can open a connection using telnet and type GET &lt;path&gt;. <text:s/>Then the server responds by transferring the contents of &lt;path&gt; to the client. <text:s/>If the client types “GET /index.html” the server should respond by sending the file index.html back. <text:s/></text:p>
      <text:p text:style-name="P1"/>
      <text:p text:style-name="P1">Pseudocode:</text:p>
      <text:p text:style-name="P1"/>
      <text:p text:style-name="P1"/>
      <text:p text:style-name="P1">File returnFile(String Filename){</text:p>
      <text:p text:style-name="P1"><text:tab/>if(We have the file){</text:p>
      <text:p text:style-name="P1"><text:tab/><text:tab/>return File;</text:p>
      <text:p text:style-name="P1"><text:tab/>}else{</text:p>
      <text:p text:style-name="P1"><text:tab/><text:tab/>Throw an error and ignore the command;</text:p>
      <text:p text:style-name="P1"><text:tab/>}</text:p>
      <text:p text:style-name="P1">}</text:p>
      <text:p text:style-name="P1"/>
      <text:p text:style-name="P1">void main()</text:p>
      <text:p text:style-name="P1">{</text:p>
      <text:p text:style-name="P1"><text:tab/>Create socket;</text:p>
      <text:p text:style-name="P1"><text:tab/>Have socket listen for connections;</text:p>
      <text:p text:style-name="P1"><text:tab/></text:p>
      <text:p text:style-name="P1"><text:tab/>while(forever){</text:p>
      <text:p text:style-name="P1"><text:tab/><text:tab/>Wait for connections/clients;</text:p>
      <text:p text:style-name="P1"><text:tab/><text:tab/>Once they connect accept them;</text:p>
      <text:p text:style-name="P1"><text:tab/><text:tab/>returnFile(String Filename);</text:p>
      <text:p text:style-name="P1"><text:tab/><text:tab/><text:span text:style-name="T1">Close;</text:span></text:p>
      <text:p text:style-name="P1"><text:tab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3:07:39.226947000</meta:creation-date>
    <dc:date>2016-12-08T13:20:50.419178000</dc:date>
    <meta:editing-duration>PT3M1S</meta:editing-duration>
    <meta:editing-cycles>1</meta:editing-cycles>
    <meta:document-statistic meta:table-count="0" meta:image-count="0" meta:object-count="0" meta:page-count="1" meta:paragraph-count="24" meta:word-count="92" meta:character-count="614" meta:non-whitespace-character-count="521"/>
    <meta:generator>LibreOffice/5.2.3.3$MacOSX_X86_64 LibreOffice_project/d54a8868f08a7b39642414cf2c8ef2f228f780cf</meta:generator>
  </office:meta>
</office:document-meta>
</file>